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P5" style:family="paragraph" style:parent-style-name="Standard" style:list-style-name="L2">
      <style:text-properties fo:font-style="normal" style:font-style-asian="normal" style:font-style-complex="normal"/>
    </style:style>
    <style:style style:name="P6" style:family="paragraph" style:parent-style-name="Standard" style:list-style-name="L3">
      <style:text-properties fo:font-style="normal" style:font-style-asian="normal" style:font-style-complex="normal"/>
    </style:style>
    <style:style style:name="P7" style:family="paragraph" style:parent-style-name="Standard" style:list-style-name="L5">
      <style:text-properties fo:font-style="normal" style:font-style-asian="normal" style:font-style-complex="normal"/>
    </style:style>
    <style:style style:name="P8" style:family="paragraph" style:parent-style-name="Standard" style:list-style-name="L6"/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złowiek z Konopisk*</text:h>
      <text:p text:style-name="Standard">Pewnego dnia jakiś znajomy zatrzymał mnie i powiedział ze złością w głosie:</text:p>
      <text:list xml:id="list2077090352" text:style-name="L1">
        <text:list-item>
          <text:p text:style-name="P4">Lorem ipsum dolor sit amet, consectetur adipiscing elit....</text:p>
        </text:list-item>
      </text:list>
      <text:p text:style-name="P2">Od razu przerwałem mu:</text:p>
      <text:list xml:id="list165964960" text:style-name="L2">
        <text:list-item>
          <text:p text:style-name="P5">Taka dyskusja to droga na skróty i wątpliwe, by Czytelnicy nagrodzili taką historyjkę głosami. Muszę mieć lepszą... najlepszą ocenę!</text:p>
        </text:list-item>
      </text:list>
      <text:p text:style-name="P2">Znajomy zaczął się jak zwykle śmiać. Jak to zwykle czynił bez okazji, pewno znów chwilowo oczarowany aromatem jakiejś wiejskiej herbaty. Nawet jak mu, Czytelniku, powiesz:</text:p>
      <text:list xml:id="list1055066864" text:style-name="L3">
        <text:list-item>
          <text:p text:style-name="P6">Michał, jesteś głupi!</text:p>
        </text:list-item>
      </text:list>
      <text:p text:style-name="P2">To on co najwyżej serdecznie się zaśmieje.</text:p>
      <text:p text:style-name="P2"/>
      <text:p text:style-name="P2">Jednak nie o to teraz chodziło. Zastanawiałem się nad chwytliwą historyjką, która musi mnie doprowadzić na szczyt listy bestsellerów. Pomyślałem, idąc ulicą Częstochowską w Konopiskach, że potrzebuję osoby pozbawionej zahamowań, której wzrok duszy w toni bezkresnego śmiechu nie patrzy dalej niż 5 minut do przodu. </text:p>
      <text:p text:style-name="P2"/>
      <text:p text:style-name="P2">Znalazłem. Wiedziałem że Michał jest odpowiednią osobą do tego, by opowiedzieć coś śmiesznego.</text:p>
      <text:p text:style-name="P2">Gdy się uspokoił, poprosiłem:</text:p>
      <text:list xml:id="list1141815292" text:style-name="L5">
        <text:list-item>
          <text:p text:style-name="P7">Michał, mieszkasz w dziurze w jezdni!</text:p>
        </text:list-item>
      </text:list>
      <text:p text:style-name="P2">A on jak nie zacznie:</text:p>
      <text:list xml:id="list288495576" text:style-name="L6">
        <text:list-item>
          <text:p text:style-name="P8">Suspendisse id erat elit. Fusce sed mi in risus accumsan porta.<text:span text:style-name="T1">...</text:span></text:p>
        </text:list-item>
      </text:list>
      <text:p text:style-name="P2">* celowy błąd, gdyż nikt nie wie gdzie są Hutki i nie widzą różnicy pomiędzy wsiami Hutki i Hutka.</text:p>
      <text:p text:style-name="P1">Michał Klabisz, Piotr Jerusz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13T10:47:54</dc:date>
    <meta:editing-duration>PT00H23M08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16" meta:word-count="193" meta:character-count="1237"/>
  </office:meta>
</office:document-meta>
</file>